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weight="bold" style:font-weight-asian="bold" style:font-weight-complex="bold"/>
    </style:style>
    <style:style style:name="P2" style:family="paragraph" style:parent-style-name="Standard">
      <style:text-properties style:font-name="Segoe UI" fo:font-weight="normal" style:font-weight-asian="normal" style:font-weight-complex="normal"/>
    </style:style>
    <style:style style:name="P3" style:family="paragraph" style:parent-style-name="Standard">
      <style:text-properties style:font-name="Arial" fo:font-size="11pt" fo:font-weight="normal" officeooo:rsid="000b09f7" officeooo:paragraph-rsid="000d7419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officeooo:rsid="00131e50" officeooo:paragraph-rsid="000aa475" style:font-size-asian="11pt" style:font-size-complex="11pt"/>
    </style:style>
    <style:style style:name="P5" style:family="paragraph" style:parent-style-name="Standard">
      <style:text-properties style:font-name="Arial" fo:font-size="11pt" officeooo:rsid="001c1709" officeooo:paragraph-rsid="000aa475" style:font-size-asian="11pt" style:font-size-complex="11pt"/>
    </style:style>
    <style:style style:name="P6" style:family="paragraph" style:parent-style-name="Standard">
      <style:text-properties style:font-name="Arial" fo:font-size="11pt" officeooo:rsid="001c1709" officeooo:paragraph-rsid="000d7419" style:font-size-asian="11pt" style:font-size-complex="11pt"/>
    </style:style>
    <style:style style:name="P7" style:family="paragraph" style:parent-style-name="Standard">
      <style:text-properties style:font-name="Arial" fo:font-size="11pt" officeooo:rsid="000d7419" officeooo:paragraph-rsid="000d7419" style:font-size-asian="11pt" style:font-size-complex="11pt"/>
    </style:style>
    <style:style style:name="P8" style:family="paragraph" style:parent-style-name="Standard">
      <style:text-properties style:font-name="Arial" fo:font-size="12pt" officeooo:rsid="000b09f7" officeooo:paragraph-rsid="000aa475" style:font-size-asian="12pt" style:font-size-complex="12pt"/>
    </style:style>
    <style:style style:name="P9" style:family="paragraph" style:parent-style-name="Standard">
      <style:text-properties style:font-name="Arial" fo:font-size="12pt" officeooo:rsid="000b09f7" officeooo:paragraph-rsid="000d7419" style:font-size-asian="12pt" style:font-size-complex="12pt"/>
    </style:style>
    <style:style style:name="P10" style:family="paragraph" style:parent-style-name="Standard">
      <style:text-properties style:font-name="Arial" fo:font-size="12pt" officeooo:rsid="00131e50" officeooo:paragraph-rsid="000aa475" style:font-size-asian="12pt" style:font-size-complex="12pt"/>
    </style:style>
    <style:style style:name="P11" style:family="paragraph" style:parent-style-name="Standard">
      <style:text-properties fo:color="#000000" style:font-name="Arial" fo:font-size="12pt" fo:font-weight="normal" officeooo:rsid="000b09f7" officeooo:paragraph-rsid="000aa47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" fo:font-size="12pt" fo:font-weight="normal" officeooo:rsid="000b09f7" officeooo:paragraph-rsid="000af201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Arial" fo:font-size="12pt" fo:font-weight="normal" officeooo:rsid="000e2d76" officeooo:paragraph-rsid="000aa475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Arial" fo:font-size="12pt" fo:font-weight="normal" officeooo:rsid="000e2d76" officeooo:paragraph-rsid="000b6667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Arial" fo:font-size="12pt" fo:font-weight="normal" officeooo:rsid="00109b8b" officeooo:paragraph-rsid="000aa475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Arial" fo:font-size="11pt" officeooo:rsid="001c1709" officeooo:paragraph-rsid="000aa475" style:font-size-asian="11pt" style:font-size-complex="11pt"/>
    </style:style>
    <style:style style:name="P17" style:family="paragraph" style:parent-style-name="Standard">
      <style:text-properties fo:color="#000000" style:font-name="Segoe UI" fo:font-size="12pt" fo:font-weight="normal" officeooo:rsid="000b09f7" officeooo:paragraph-rsid="000aa475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f37b70" style:font-name="Arial" fo:font-size="12pt" fo:font-weight="normal" officeooo:rsid="00204a04" officeooo:paragraph-rsid="000aa47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officeooo:rsid="00131e50" officeooo:paragraph-rsid="000aa475"/>
    </style:style>
    <style:style style:name="P20" style:family="paragraph" style:parent-style-name="Standard">
      <style:text-properties style:font-name="Liberation Serif1" officeooo:rsid="00140e87" officeooo:paragraph-rsid="000aa475"/>
    </style:style>
    <style:style style:name="P21" style:family="paragraph" style:parent-style-name="Standard">
      <style:text-properties style:font-name="Liberation Serif1" officeooo:rsid="00140e87" officeooo:paragraph-rsid="000e8604"/>
    </style:style>
    <style:style style:name="T1" style:family="text">
      <style:text-properties fo:color="#f37b70" officeooo:rsid="002146f8"/>
    </style:style>
    <style:style style:name="T2" style:family="text">
      <style:text-properties fo:color="#f37b70" style:font-name="Arial" fo:font-size="11pt" style:font-size-asian="11pt" style:font-size-complex="11pt"/>
    </style:style>
    <style:style style:name="T3" style:family="text">
      <style:text-properties fo:color="#f37b70" style:font-name="Arial" fo:font-size="11pt" officeooo:rsid="00140e87" style:font-size-asian="11pt" style:font-size-complex="11pt"/>
    </style:style>
    <style:style style:name="T4" style:family="text">
      <style:text-properties fo:color="#f37b70" style:font-name="Arial" officeooo:rsid="002146f8"/>
    </style:style>
    <style:style style:name="T5" style:family="text">
      <style:text-properties fo:color="#f37b70" officeooo:rsid="00140e87"/>
    </style:style>
    <style:style style:name="T6" style:family="text">
      <style:text-properties fo:color="#f37b70" fo:font-size="11pt" officeooo:rsid="00140e87" style:font-size-asian="11pt" style:font-size-complex="11pt"/>
    </style:style>
    <style:style style:name="T7" style:family="text">
      <style:text-properties fo:color="#f37b70" officeooo:rsid="000d7419"/>
    </style:style>
    <style:style style:name="T8" style:family="text">
      <style:text-properties officeooo:rsid="001a0020"/>
    </style:style>
    <style:style style:name="T9" style:family="text">
      <style:text-properties officeooo:rsid="00150407"/>
    </style:style>
    <style:style style:name="T10" style:family="text">
      <style:text-properties officeooo:rsid="001d065b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d065b"/>
    </style:style>
    <style:style style:name="T13" style:family="text">
      <style:text-properties style:font-name="Arial1" officeooo:rsid="001c1709"/>
    </style:style>
    <style:style style:name="T14" style:family="text">
      <style:text-properties officeooo:rsid="000e2d76"/>
    </style:style>
    <style:style style:name="T15" style:family="text">
      <style:text-properties officeooo:rsid="000b09f7"/>
    </style:style>
    <style:style style:name="T16" style:family="text">
      <style:text-properties officeooo:rsid="0018ba91"/>
    </style:style>
    <style:style style:name="T17" style:family="text">
      <style:text-properties officeooo:rsid="000ec2af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09b8b" style:font-weight-asian="normal" style:font-weight-complex="normal"/>
    </style:style>
    <style:style style:name="T20" style:family="text">
      <style:text-properties fo:color="#000000" fo:font-weight="normal" officeooo:rsid="00127e9e" style:font-weight-asian="normal" style:font-weight-complex="normal"/>
    </style:style>
    <style:style style:name="T21" style:family="text">
      <style:text-properties fo:color="#000000" fo:font-weight="normal" officeooo:rsid="0018ba91" style:font-weight-asian="normal" style:font-weight-complex="normal"/>
    </style:style>
    <style:style style:name="T22" style:family="text">
      <style:text-properties fo:color="#000000" style:font-name="Arial" fo:font-size="12pt" style:font-size-asian="12pt" style:font-size-complex="12pt"/>
    </style:style>
    <style:style style:name="T23" style:family="text">
      <style:text-properties fo:color="#000000" style:font-name="Arial" fo:font-size="12pt" officeooo:rsid="0018ba91" style:font-size-asian="12pt" style:font-size-complex="12pt"/>
    </style:style>
    <style:style style:name="T24" style:family="text">
      <style:text-properties fo:color="#000000" officeooo:rsid="00131e50"/>
    </style:style>
    <style:style style:name="T25" style:family="text">
      <style:text-properties fo:color="#000000" officeooo:rsid="0018ba91"/>
    </style:style>
    <style:style style:name="T26" style:family="text">
      <style:text-properties fo:color="#000000" officeooo:rsid="00140e87"/>
    </style:style>
    <style:style style:name="T27" style:family="text">
      <style:text-properties fo:color="#000000" officeooo:rsid="000d7419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officeooo:rsid="000b09f7" style:font-size-asian="12pt" style:font-size-complex="12pt"/>
    </style:style>
    <style:style style:name="T30" style:family="text">
      <style:text-properties style:font-name="Arial" fo:font-size="11pt" style:font-size-asian="11pt" style:font-size-complex="11pt"/>
    </style:style>
    <style:style style:name="T31" style:family="text">
      <style:text-properties style:font-name="Arial" fo:font-size="11pt" officeooo:rsid="00131e50" style:font-size-asian="11pt" style:font-size-complex="11pt"/>
    </style:style>
    <style:style style:name="T32" style:family="text">
      <style:text-properties style:font-name="Arial" officeooo:rsid="002146f8"/>
    </style:style>
    <style:style style:name="T33" style:family="text">
      <style:text-properties style:font-name="Arial" officeooo:rsid="000aa475"/>
    </style:style>
    <style:style style:name="T34" style:family="text">
      <style:text-properties fo:color="#ff1493" style:font-name="Arial" fo:font-size="12pt" style:font-size-asian="12pt" style:font-size-complex="12pt"/>
    </style:style>
    <style:style style:name="T35" style:family="text">
      <style:text-properties fo:color="#ff1493" officeooo:rsid="00131e50"/>
    </style:style>
    <style:style style:name="T36" style:family="text">
      <style:text-properties fo:color="#5e8ac7" style:font-name="Arial" fo:font-size="12pt" style:font-size-asian="12pt" style:font-size-complex="12pt"/>
    </style:style>
    <style:style style:name="T37" style:family="text">
      <style:text-properties fo:color="#5e8ac7" style:font-name="Arial" fo:font-size="11pt" style:font-size-asian="11pt" style:font-size-complex="11pt"/>
    </style:style>
    <style:style style:name="T38" style:family="text">
      <style:text-properties fo:color="#5e8ac7" officeooo:rsid="00131e50"/>
    </style:style>
    <style:style style:name="T39" style:family="text">
      <style:text-properties fo:color="#5e8ac7" officeooo:rsid="00140e87"/>
    </style:style>
    <style:style style:name="T40" style:family="text">
      <style:text-properties officeooo:rsid="001c1709"/>
    </style:style>
    <style:style style:name="T41" style:family="text">
      <style:text-properties officeooo:rsid="00140e87"/>
    </style:style>
    <style:style style:name="T42" style:family="text">
      <style:text-properties officeooo:rsid="000ada90"/>
    </style:style>
    <style:style style:name="T43" style:family="text">
      <style:text-properties officeooo:rsid="000ce12d"/>
    </style:style>
    <style:style style:name="T44" style:family="text">
      <style:text-properties style:font-name="Liberation Serif1" officeooo:rsid="00140e87"/>
    </style:style>
    <style:style style:name="T45" style:family="text">
      <style:text-properties officeooo:rsid="00131e50"/>
    </style:style>
    <style:style style:name="T46" style:family="text">
      <style:text-properties officeooo:rsid="000d74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порука за Фаркаш Ингрид</text:p>
      <text:p text:style-name="P2"/>
      <text:p text:style-name="P11">Ovu preporuku pišem za Farkaš Ingrid, koja je konkurisala za posao Web <text:span text:style-name="T1">(Java ??????)</text:span> Developer-<text:span text:style-name="T8">a</text:span> ( Programer<text:span text:style-name="T8">a</text:span> ).</text:p>
      <text:p text:style-name="P17">Ову препоруку пишем за Фаркаш Ингрид, која је конкурисала за посао Веб <text:span text:style-name="T4">(Јава ??????) </text:span><text:span text:style-name="T32">Девелопера </text:span><text:span text:style-name="T33">(Програмера).</text:span></text:p>
      <text:p text:style-name="P17"/>
      <text:p text:style-name="P11">Poznajem Ingrid o<text:span text:style-name="T9">ko</text:span> <text:span text:style-name="T9">dve </text:span>godin<text:span text:style-name="T9">e</text:span> kao <text:span text:style-name="T10">predava</text:span><text:span text:style-name="T12">č</text:span>. Predavao sam Ingrid dva kursa: Napredna Java i Oracle <text:span text:style-name="T10">APEX</text:span>.</text:p>
      <text:p text:style-name="P11">Познајем Ингрид око две године као предавач. Предавао сам Ингрид два курса: Напредна Јава и Орацле АПЕК<text:span text:style-name="T42">C.</text:span></text:p>
      <text:p text:style-name="P11"/>
      <text:p text:style-name="P12"><text:span text:style-name="T9">U</text:span> oba kursa Ingrid je veoma marljivo studirala, uvek je na vreme uradila zadatke i trudila se da postigne najbolji rezultat. Na času je bila veoma aktivna, postavljala je puno pitanja i aktivno je <text:span text:style-name="T14">u</text:span>č<text:span text:style-name="T14">estvovala u razmeni mi</text:span>š<text:span text:style-name="T14">ljenja. Pored toga ona se uvek trudila da nau</text:span>č<text:span text:style-name="T14">i i da uradi mnogo vi</text:span>š<text:span text:style-name="T14">e nego </text:span>š<text:span text:style-name="T14">to sam od nje o</text:span>č<text:span text:style-name="T14">ekivao.</text:span></text:p>
      <text:p text:style-name="P12"><text:span text:style-name="T14">У оба курса Ингрид је веома марљиво студирала, увек је на време урадила задатке и трудила се да постигне најбољи резултат. На часу је била веома активна, постављала је пуно питања и активно је учествовала у размени мишљења. Поред тога она се увек трудила да увек научи и да уради много више него што сам од ње очекивао.</text:span></text:p>
      <text:p text:style-name="P11"/>
      <text:p text:style-name="P18">Posle zavr<text:span text:style-name="T11">š</text:span>etka kursa … ???????????</text:p>
      <text:p text:style-name="P11"/>
      <text:p text:style-name="P13">Mislim da <text:span text:style-name="T15">ć</text:span>e Ingrid biti odli<text:span text:style-name="T15">č</text:span>an dodatak Va<text:span text:style-name="T15">š</text:span>oj kompaniji. Ona <text:span text:style-name="T16">poseduje</text:span> veoma temeljno znanje u oblasti programiranja i baza podataka, <text:span text:style-name="T17">veoma je precizna, obraća puno pažnje na detalje i ima veoma dobar logičan pristup rešavanju problema. Ona je veoma samostalna ali takođe uživa da radi kao deo tima.</text:span></text:p>
      <text:p text:style-name="P14">Мислим да ће Ингрид бити одличан додатак Вашој компанији. Она поседује веома темељно знање у области програмирања и база података,веома је прецизна, обраћа пуно пажње на детаље и има веома добар логичан приступ решавању проблема. Она је веома самостална али такође ужива да ради као део тима.</text:p>
      <text:p text:style-name="P15"/>
      <text:p text:style-name="P8"><text:span text:style-name="T19">Na </text:span><text:span text:style-name="T18">č</text:span><text:span text:style-name="T19">asu je pokazala da je veoma inteligentna i sposobna studentkinja sa velikim potencijalom. </text:span><text:span text:style-name="T20">Ona je uvek bila jedna od najboljih studenata u </text:span><text:span text:style-name="T18">š</text:span><text:span text:style-name="T20">koli. </text:span><text:span text:style-name="T21">S</text:span><text:span text:style-name="T20">iguran </text:span><text:span text:style-name="T21">sam </text:span><text:span text:style-name="T20">da </text:span><text:span text:style-name="T18">ć</text:span><text:span text:style-name="T20">e Ingrid biti veoma uspe</text:span><text:span text:style-name="T18">š</text:span><text:span text:style-name="T20">na u profesiji programera.</text:span></text:p>
      <text:p text:style-name="P8">На часу је показала да је веома интелигентна и способна студенткиња са великим потенцијалом. Она је увек била једна од најбољих студента у школи. Сигуран сам да ће Ингрид бити веома успешна у професији програмера.</text:p>
      <text:p text:style-name="P8"/>
      <text:p text:style-name="P19"><text:span text:style-name="T28">Siguran sam da </text:span><text:span text:style-name="T29">ć</text:span><text:span text:style-name="T28">e Ingrid biti veoma uspe</text:span><text:span text:style-name="T29">š</text:span><text:span text:style-name="T28">an i vredan dodatak Va</text:span><text:span text:style-name="T29">š</text:span><text:span text:style-name="T28">oj organizaciji. Dao bih joj najbolju preporuku. Ako imate bilo kakvih pitanja molim Vas slobodno stupite u kontakt sa mnom telefonom ( (069) 446 - 6046 ) </text:span><text:span text:style-name="T22">ili emailom (</text:span><text:a xlink:type="simple" xlink:href="mailto:vladimir.lalovic@digimed.rs" text:style-name="Internet_20_link" text:visited-style-name="Visited_20_Internet_20_Link"><text:span text:style-name="T36">vladimir.lalovic@digimed.rs</text:span></text:a><text:span text:style-name="T34"> </text:span><text:span text:style-name="T3">???????</text:span><text:span text:style-name="T23">)</text:span><text:span text:style-name="T28">.</text:span></text:p>
      <text:p text:style-name="P9">Сигуран сам да ће Ингрид бити веома успеш<text:span text:style-name="T43">a</text:span>н и вредан додатак Вашој организацији. Дао бих јој најбољу препоруку. Ако имате било каквих питања слободно ме контактирајте телефоном <text:span text:style-name="T45">( (069) 446 - 6046 ) или емаилом </text:span><text:span text:style-name="T24">(</text:span><text:a xlink:type="simple" xlink:href="mailto:vladimir.lalovic@digimed.rs" text:style-name="Internet_20_link" text:visited-style-name="Visited_20_Internet_20_Link"><text:span text:style-name="T38">vladimir.lalovic@digimed.rs</text:span></text:a><text:span text:style-name="T35"> </text:span><text:span text:style-name="T6">???????</text:span><text:span text:style-name="T25">)</text:span><text:span text:style-name="T45">.</text:span></text:p>
      <text:p text:style-name="P10"/>
      <text:p text:style-name="P10">Sa po<text:span text:style-name="T15">š</text:span>tovanjem,</text:p>
      <text:p text:style-name="P10">Са поштовањем,</text:p>
      <text:p text:style-name="P10"/>
      <text:p text:style-name="P10"/>
      <text:p text:style-name="P10"><text:soft-page-break/></text:p>
      <text:p text:style-name="P4">Vladimir Lalović</text:p>
      <text:p text:style-name="P4">Владимир Лаловић</text:p>
      <text:p text:style-name="P4">Pr<text:span text:style-name="T40">edava</text:span><text:span text:style-name="T13">č</text:span></text:p>
      <text:p text:style-name="P4"><text:span text:style-name="T13">Предавач</text:span></text:p>
      <text:p text:style-name="P5">Digimed d.o.o. <text:span text:style-name="T5">???????</text:span></text:p>
      <text:p text:style-name="P16"><text:span text:style-name="T41">Дигимед д.o.о.</text:span></text:p>
      <text:p text:style-name="P5">Cara Lazara 7 <text:span text:style-name="T5">???????</text:span></text:p>
      <text:p text:style-name="P6"><text:span text:style-name="T26">Цара Лазара </text:span><text:span text:style-name="T27">7</text:span><text:span text:style-name="T7"> </text:span><text:span text:style-name="T5">???????</text:span></text:p>
      <text:p text:style-name="P4">1<text:span text:style-name="T40">9210</text:span> B<text:span text:style-name="T40">or </text:span><text:span text:style-name="T5">???????</text:span></text:p>
      <text:p text:style-name="P7">19210 Бор</text:p>
      <text:p text:style-name="P7"/>
      <text:p text:style-name="P4">Mobilni: (069) <text:span text:style-name="T41">446 – 6046 </text:span><text:span text:style-name="T5">???????</text:span></text:p>
      <text:p text:style-name="P21"><text:span text:style-name="T30">Мобилни: </text:span><text:span text:style-name="T31">(069) </text:span><text:span text:style-name="T30">446 – 6046 </text:span><text:span text:style-name="T2">???????</text:span></text:p>
      <text:p text:style-name="P20"><text:span text:style-name="T30">Email: <text:s/></text:span><text:a xlink:type="simple" xlink:href="mailto:vladimir.lalovic@digimed.rs" text:style-name="Internet_20_link" text:visited-style-name="Visited_20_Internet_20_Link">vladimir.lalovic@digimed.rs</text:a><text:span text:style-name="T37"> </text:span><text:span text:style-name="T2">???????</text:span></text:p>
      <text:p text:style-name="P3">Емаил: <text:a xlink:type="simple" xlink:href="mailto:vladimir.lalovic@digimed.rs" text:style-name="Internet_20_link" text:visited-style-name="Visited_20_Internet_20_Link"><text:span text:style-name="T44">владимир.лаловић@дигимед.рс</text:span></text:a><text:span text:style-name="T5">????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20:54:18.907000000</meta:creation-date>
    <dc:date>2022-02-21T21:51:30.221000000</dc:date>
    <meta:editing-duration>PT24M28S</meta:editing-duration>
    <meta:editing-cycles>6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30" meta:word-count="479" meta:character-count="2999" meta:non-whitespace-character-count="2547"/>
  </office:meta>
</office:document-meta>
</file>